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ambria" svg:font-family="Cambria, Cambria" style:font-family-generic="swis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List_20_Paragraph" style:list-style-name="L1">
      <style:paragraph-properties fo:margin-left="0cm" fo:margin-right="0cm" fo:margin-top="0.212cm" fo:margin-bottom="0.353cm" style:contextual-spacing="false" fo:line-height="110%" fo:text-indent="0cm" style:auto-text-indent="false"/>
      <style:text-properties fo:language="en" fo:country="US" officeooo:paragraph-rsid="002a6ed3"/>
    </style:style>
    <style:style style:name="P2" style:family="paragraph" style:parent-style-name="List_20_Paragraph" style:list-style-name="L1">
      <style:paragraph-properties fo:margin-left="0cm" fo:margin-right="0cm" fo:margin-top="0.212cm" fo:margin-bottom="0.353cm" style:contextual-spacing="false" fo:line-height="110%" fo:text-indent="0cm" style:auto-text-indent="false"/>
      <style:text-properties fo:language="en" fo:country="US" officeooo:rsid="002aa997" officeooo:paragraph-rsid="002aa997"/>
    </style:style>
    <style:style style:name="P3" style:family="paragraph" style:parent-style-name="List_20_Paragraph" style:list-style-name="L1">
      <style:paragraph-properties fo:margin-left="0cm" fo:margin-right="0cm" fo:margin-top="0.212cm" fo:margin-bottom="0.353cm" style:contextual-spacing="false" fo:line-height="110%" fo:text-indent="0cm" style:auto-text-indent="false"/>
      <style:text-properties fo:language="en" fo:country="US" style:text-underline-style="solid" style:text-underline-width="auto" style:text-underline-color="font-color" officeooo:rsid="002aa997" officeooo:paragraph-rsid="002aa997"/>
    </style:style>
    <style:style style:name="P4" style:family="paragraph" style:parent-style-name="List_20_Paragraph" style:list-style-name="L1">
      <style:paragraph-properties fo:margin-left="0cm" fo:margin-right="0cm" fo:margin-top="0.212cm" fo:margin-bottom="0.353cm" style:contextual-spacing="false" fo:line-height="110%" fo:text-indent="0cm" style:auto-text-indent="false"/>
      <style:text-properties fo:language="en" fo:country="US" style:text-underline-style="none" officeooo:rsid="002aa997" officeooo:paragraph-rsid="002aa997"/>
    </style:style>
    <style:style style:name="P5" style:family="paragraph" style:parent-style-name="List_20_Paragraph" style:list-style-name="L14">
      <style:paragraph-properties fo:margin-top="0.212cm" fo:margin-bottom="0.353cm" style:contextual-spacing="false" fo:line-height="110%"/>
      <style:text-properties fo:language="en" fo:country="US" style:text-underline-style="none" officeooo:rsid="002aa997" officeooo:paragraph-rsid="002aa997"/>
    </style:style>
    <style:style style:name="P6" style:family="paragraph" style:parent-style-name="List_20_Paragraph" style:list-style-name="L1">
      <style:paragraph-properties fo:margin-left="0cm" fo:margin-right="0cm" fo:margin-top="0.212cm" fo:margin-bottom="0.353cm" style:contextual-spacing="false" fo:line-height="110%" fo:text-indent="0cm" style:auto-text-indent="false"/>
      <style:text-properties fo:language="en" fo:country="US" officeooo:rsid="002c4ef3" officeooo:paragraph-rsid="002c4ef3"/>
    </style:style>
    <style:style style:name="P7" style:family="paragraph" style:parent-style-name="List_20_Paragraph">
      <style:paragraph-properties fo:margin-top="0.212cm" fo:margin-bottom="0.353cm" style:contextual-spacing="false" fo:line-height="110%"/>
      <style:text-properties officeooo:paragraph-rsid="002c4ef3"/>
    </style:style>
    <style:style style:name="P8" style:family="paragraph" style:parent-style-name="Text_20_body" style:list-style-name="L1">
      <style:text-properties officeooo:paragraph-rsid="00297883"/>
    </style:style>
    <style:style style:name="P9" style:family="paragraph" style:parent-style-name="Text_20_body" style:list-style-name="L1">
      <style:text-properties officeooo:rsid="0028d5e8" officeooo:paragraph-rsid="0028d5e8"/>
    </style:style>
    <style:style style:name="P10" style:family="paragraph" style:parent-style-name="Text_20_body">
      <style:text-properties officeooo:rsid="0028d5e8" officeooo:paragraph-rsid="0028d5e8"/>
    </style:style>
    <style:style style:name="P11" style:family="paragraph" style:parent-style-name="Text_20_body" style:list-style-name="L8">
      <style:text-properties officeooo:rsid="00297883" officeooo:paragraph-rsid="00297883"/>
    </style:style>
    <style:style style:name="P12" style:family="paragraph" style:parent-style-name="Text_20_body">
      <style:text-properties officeooo:rsid="00297883" officeooo:paragraph-rsid="00297883"/>
    </style:style>
    <style:style style:name="P13" style:family="paragraph" style:parent-style-name="Text_20_body" style:list-style-name="L1">
      <style:text-properties officeooo:rsid="00297883" officeooo:paragraph-rsid="00297883"/>
    </style:style>
    <style:style style:name="P14" style:family="paragraph" style:parent-style-name="Text_20_body" style:list-style-name="L1">
      <style:text-properties style:text-underline-style="solid" style:text-underline-width="auto" style:text-underline-color="font-color" officeooo:rsid="00297883" officeooo:paragraph-rsid="00297883"/>
    </style:style>
    <style:style style:name="P15" style:family="paragraph" style:parent-style-name="Text_20_body" style:list-style-name="L1">
      <style:text-properties style:text-underline-style="solid" style:text-underline-width="auto" style:text-underline-color="font-color" officeooo:paragraph-rsid="00297883"/>
    </style:style>
    <style:style style:name="P16" style:family="paragraph" style:parent-style-name="Text_20_body" style:list-style-name="L1">
      <style:text-properties style:text-underline-style="solid" style:text-underline-width="auto" style:text-underline-color="font-color" officeooo:rsid="0028d5e8" officeooo:paragraph-rsid="0028d5e8"/>
    </style:style>
    <style:style style:name="P17" style:family="paragraph" style:parent-style-name="Text_20_body" style:list-style-name="L1">
      <style:text-properties officeooo:rsid="002a6ed3" officeooo:paragraph-rsid="002a6ed3"/>
    </style:style>
    <style:style style:name="T1" style:family="text">
      <style:text-properties officeooo:rsid="00297883"/>
    </style:style>
    <style:style style:name="T2" style:family="text">
      <style:text-properties style:text-position="super 58%"/>
    </style:style>
    <style:style style:name="T3" style:family="text">
      <style:text-properties style:text-position="0% 100%"/>
    </style:style>
    <style:style style:name="T4" style:family="text">
      <style:text-properties style:text-underline-style="solid" style:text-underline-width="auto" style:text-underline-color="font-color"/>
    </style:style>
    <style:style style:name="T5" style:family="text">
      <style:text-properties fo:language="en" fo:country="US"/>
    </style:style>
    <style:style style:name="T6" style:family="text">
      <style:text-properties fo:language="en" fo:country="US" officeooo:rsid="002aa997"/>
    </style:style>
    <style:style style:name="T7" style:family="text">
      <style:text-properties fo:language="en" fo:country="US" officeooo:rsid="002c4ef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text:bullet-char="•">
        <style:list-level-properties text:space-before="2.002cm" text:min-label-width="0.499cm"/>
        <style:text-properties style:font-name="OpenSymbol"/>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tab/><text:tab/><text:tab/>PROJET POKEMON ARENA - Cahier des charges</text:p>
      <text:list xml:id="list4173150704" text:style-name="L1">
        <text:list-item>
          <text:p text:style-name="P16">Analyse et présentation d’entreprise</text:p>
          <text:p text:style-name="P9">Bienvenue dans le monde passionnant de Game and Fans, une entreprise dynamique et créative qui a été fondée au début de l'année 2023 avec une vision claire en tête : créer des jeux indépendants innovants en utilisant des licences existantes. Dans un paysage vidéoludique où les grandes entreprises se concentrent de plus en plus sur des titres grand public, Game and Fans se démarque en donnant priorité aux joueurs passionnés des grandes franchises.</text:p>
          <text:p text:style-name="P9"/>
          <text:p text:style-name="P9">L'une des valeurs fondamentales de Game and Fans est de raviver l'enthousiasme des joueurs nostalgiques en réinventant les jeux basés sur des licences classiques. Que ce soit un titre culte des années 80 ou une franchise bien-aimée des années 90, ou même des années 2000, l'équipe talentueuse de Game and Fans s'engage à préserver l'essence de ces univers tout en y apportant une touche fraîche et innovante.</text:p>
          <text:p text:style-name="P9"/>
          <text:p text:style-name="P9">Les créateurs de Game and Fans sont des passionnés de jeux vidéo. Ils ont grandi en jouant à des classiques intemporels qui ont marqué l'industrie et ont façonné leur amour pour cet art interactif. Conscients des attentes des joueurs chevronnés, ils sont déterminés à offrir des expériences de jeu authentiques, stimulantes et satisfaisantes.</text:p>
          <text:p text:style-name="P9"/>
          <text:p text:style-name="P9">L'équipe de développement de Game and Fans est composée d'artistes talentueux, de programmeurs expérimentés et de concepteurs de jeu visionnaires. Ensemble, ils travaillent en étroite collaboration pour capturer l'essence des licences existantes et les adapter de manière à ce qu'elles résonnent avec le public d'aujourd'hui. Leur passion pour les détails et leur engagement envers l'excellence transparaissent dans chaque aspect de leurs créations, des graphismes époustouflants aux mécaniques de jeu captivantes.</text:p>
          <text:p text:style-name="P9"/>
          <text:p text:style-name="P9">Game and Fans comprend également l'importance de la communauté des joueurs. Ils encouragent activement les retours des fans et créent un dialogue ouvert pour façonner leurs jeux. Cette approche collaborative permet à l'entreprise de s'assurer que chaque titre répond aux attentes des joueurs tout en proposant des surprises agréables et des innovations uniques.</text:p>
          <text:p text:style-name="P9"/>
          <text:p text:style-name="P9">En tant qu'entreprise indépendante, Game and Fans a la liberté de repousser les limites créatives et d'explorer de nouvelles idées audacieuses. Ils ne sont pas liés par des contraintes de marketing ou des pressions financières excessives, ce qui leur permet de prendre des risques calculés et d'offrir des expériences de jeu originales et captivantes.</text:p>
          <text:p text:style-name="P9"/>
          <text:p text:style-name="P9"><text:soft-page-break/>L'objectif ultime de Game and Fans est de faire revivre la magie des jeux vidéo classiques, de susciter des souvenirs nostalgiques chez les joueurs et de créer de nouvelles expériences qui émerveilleront les générations actuelles et futures. Ils sont convaincus que leur passion pour l'industrie et leur engagement envers la qualité se traduiront par des jeux qui résonneront profondément auprès des fans du monde entier.</text:p>
          <text:p text:style-name="P9"/>
          <text:p text:style-name="P9">En conclusion, Game and Fans est une entreprise dynamique et passionnée qui s'efforce de raviver la flamme des anciens joueurs en créant des jeux indépendants basés sur des licences existantes. Leur approche centrée sur les joueurs, combinée à leur créativité sans limite, fait de Game and Fans un acteur unique dans l'industrie du jeu vidéo. Attendez-vous à être transporté dans des mondes fantastiques, à vivre des aventures inoubliables et à redécouvrir les joies intemporelles du jeu grâce aux titres exceptionnels de Game and Fans.</text:p>
          <text:p text:style-name="P9"/>
        </text:list-item>
        <text:list-item>
          <text:p text:style-name="P16">Utilisateurs du projet</text:p>
        </text:list-item>
      </text:list>
      <text:p text:style-name="P10"><text:tab/>Les utilisateurs du projet sont :</text:p>
      <text:p text:style-name="P10"><text:s text:c="4"/><text:tab/>• Les développeurs/administrateurs de l’entreprise</text:p>
      <text:p text:style-name="P10"><text:s text:c="3"/><text:tab/> • Les clients de Game and Fans</text:p>
      <text:p text:style-name="P10"><text:tab/>Les développeurs/administrateurs</text:p>
      <text:p text:style-name="P10"><text:tab/>Il existe une équipe de deux développeurs endossant également le rôle d'administrateur de <text:tab/>leurs applications. Ils travaillent chacun sur un projet différent du mien, mais doivent être en <text:tab/>mesure de répondre aux requêtes des utilisateurs émises sur mon projet.</text:p>
      <text:p text:style-name="P10"><text:tab/>Les <text:s/>clients</text:p>
      <text:p text:style-name="P10"><text:tab/>Des joueurs qui auront envie de retrouver les jeux d’antan, <text:span text:style-name="T1">et d’autres qui voudront <text:tab/>découvrir les anciens jeux avec une touche de nouveautés </text:span></text:p>
      <text:p text:style-name="P10"/>
      <text:list xml:id="list164452747341763" text:continue-numbering="true" text:style-name="L1">
        <text:list-item>
          <text:p text:style-name="P3">Arborescence de l’application</text:p>
          <text:p text:style-name="P4">dans un 1er temps l’application sera divisé en différentes parties :</text:p>
        </text:list-item>
      </text:list>
      <text:list xml:id="list926145700" text:style-name="L14">
        <text:list-item>
          <text:list>
            <text:list-item>
              <text:p text:style-name="P5">La page d’acceuil</text:p>
            </text:list-item>
            <text:list-item>
              <text:p text:style-name="P5">La page de connexion</text:p>
            </text:list-item>
            <text:list-item>
              <text:p text:style-name="P5">un menu vers les autres pages ci dessous</text:p>
            </text:list-item>
            <text:list-item>
              <text:p text:style-name="P5">La page de gestion de l’équipe et visualisation de tout les pokémons de l’utilisateur</text:p>
            </text:list-item>
            <text:list-item>
              <text:p text:style-name="P5">La page de profil</text:p>
            </text:list-item>
            <text:list-item>
              <text:p text:style-name="P5">La page de combat </text:p>
            </text:list-item>
            <text:list-item>
              <text:p text:style-name="P5"><text:soft-page-break/>La page du magasin</text:p>
            </text:list-item>
            <text:list-item>
              <text:p text:style-name="P5">La page de choix des pokémons pour le mode 2 joueurs</text:p>
              <text:p text:style-name="P5"/>
            </text:list-item>
          </text:list>
        </text:list-item>
      </text:list>
      <text:list xml:id="list164451357841216" text:continue-list="list164452747341763" text:style-name="L1">
        <text:list-item>
          <text:p text:style-name="P15"><text:span text:style-name="T1">Objectifs</text:span> du projet </text:p>
          <text:p text:style-name="P8"><text:span text:style-name="T1">Le projet à pour objectif de créer un jeu pokémon de stratégie où le joueur peut se battre contre des ordinateurs ou en local avec un 2ème joueur, et pourra acheter des autres pokémons depuis une boutique. </text:span></text:p>
          <text:p text:style-name="P8"><text:span text:style-name="T1"><text:line-break/>Le combat se déroule en tour par tour et les actions disponibles sont :</text:span></text:p>
        </text:list-item>
      </text:list>
      <text:list text:style-name="L8">
        <text:list-item>
          <text:list>
            <text:list-item>
              <text:list>
                <text:list-item>
                  <text:list>
                    <text:list-item>
                      <text:p text:style-name="P11">attaquer (choix entre 4 attaques selon le pokémon)</text:p>
                    </text:list-item>
                    <text:list-item>
                      <text:p text:style-name="P11">changer de pokemon</text:p>
                    </text:list-item>
                    <text:list-item>
                      <text:p text:style-name="P11">se soigner (utilisable une fois tout les 3 tours)</text:p>
                    </text:list-item>
                  </text:list>
                </text:list-item>
              </text:list>
            </text:list-item>
          </text:list>
        </text:list-item>
      </text:list>
      <text:p text:style-name="P12"/>
      <text:p text:style-name="P12"><text:tab/>Mais pour arriver jusque là un nouvel utilisateur aura plusieurs étapes avant son premier <text:tab/>combat. Il devra se créer un compte en accepter les conditions générales d'utilisation, puis <text:tab/>s'y authentifier. Ensuite pour sa 1ère connexion il devra choisir son 1<text:span text:style-name="T2">er</text:span> pokemon entre 3. Et <text:tab/>enfin il pourra faire son 1<text:span text:style-name="T2">er</text:span> combat où il sera contre un adversaire avec comme lui 1 seul <text:tab/>pokémon.</text:p>
      <text:p text:style-name="P12"><text:tab/>Après son 1<text:span text:style-name="T2">er</text:span> combat le joueur sera libre de faire ce qu’il souhaite dans l’application</text:p>
      <text:p text:style-name="P12"><text:tab/>Le joueur pourra accéder à son équipe et la gérer comme il la souhaite avec tout ses <text:tab/>pokémons à disposition <text:line-break/><text:tab/>Il pourra aussi accèder au magasin de pokémon où il pourra acheter des pokémons selon les <text:tab/>30 aléatoires disponibles et selon son argent.</text:p>
      <text:p text:style-name="P12"><text:tab/>Le joueur aura aussi un profil où il pourra voir ses résultat des combats précédents.<text:line-break/><text:tab/></text:p>
      <text:p text:style-name="P12"><text:tab/>Tant qu’un joueur n’a pas si 6 pokémons à disposition il sera obligés de tous les mettre <text:tab/>dans son équipe et les ordinateur en auront autant que lui. </text:p>
      <text:p text:style-name="P12"><text:tab/>Si un pokémon bat un pokémon advserse il gagnera un certain nombre d’expérience selon le <text:tab/>niveau <text:tab/>de son adversaire. Et si un joueur bat tout les pokémons d’un adversaire il gagnera de <text:tab/>l’argent, sinon il ne se passe rien.</text:p>
      <text:p text:style-name="P12"><text:tab/>Si durant le combat un pokémon gagne assez d’expérience pour monter en niveau et que ce <text:tab/>niveau lui permet d’évoluer, à la fin du combat ,gagner ou non, une demande sera faite au <text:tab/>joueur s’il veut faire évoluer son pokémon ou s’il veut attendre et le pokémon évoluera ou <text:tab/>non suite au choix.</text:p>
      <text:p text:style-name="P12"><text:tab/>Chaque pokémon aura un ou plusieurs type (par exemple normal, feu, eau, etc …..) et <text:tab/>chaque type est plus fort ou plus faible par rapport à un autre<text:span text:style-name="T6"> </text:span></text:p>
      <text:list xml:id="list164451873245679" text:continue-list="list164451357841216" text:style-name="L1">
        <text:list-header>
          <text:p text:style-name="P2"><text:soft-page-break/></text:p>
        </text:list-header>
        <text:list-item>
          <text:p text:style-name="P14">La cible adressée</text:p>
          <text:p text:style-name="P13">L’application vise un public de tout âge intéressé par les jeux de stratégie. Une connaissance de la licence Pokémon n’est pas forcément nécessaire, toutes personnes peut jouer peut importe ses connaissances en jeux de stratégie ou jeux pokémons, mais un connaisseur aurait plus de facilités à comprendre les subtilités du jeu (le rapport de puissances entre les types par exemple).</text:p>
          <text:p text:style-name="P13"/>
        </text:list-item>
        <text:list-item>
          <text:p text:style-name="P17"><text:span text:style-name="T4">Contraintes techniques</text:span> </text:p>
          <text:p text:style-name="P17">- Le projet sera fait en spa (Single Page Application) avec Angular pour le front et un back en nodejs .</text:p>
          <text:p text:style-name="P17">- <text:span text:style-name="T5">L'application doit être compatible avec les navigateurs Google Chrome, Firefox. <text:s/>Safari et Microsoft Edge ne sont pas une priorité .</text:span></text:p>
          <text:p text:style-name="P1">- L'application doit etre securisée et ne pas contenir de failles succeptibles d'introduire des injections malveillantes (SQL, XSS...).</text:p>
          <text:p text:style-name="P1"/>
        </text:list-item>
        <text:list-item>
          <text:p text:style-name="P6">planning du projet </text:p>
        </text:list-item>
      </text:list>
      <text:p text:style-name="P7"><text:span text:style-name="T7">différentes versions seront vouées à sortir: <text:line-break/>la v1 sortira le 21/08/23<text:line-break/>le 20/09/23 pour la v2 </text:span></text:p>
      <text:p text:style-name="P7"><text:span text:style-name="T7">la v3 sortira plus tard courant mars 2024</text:span></text:p>
      <text:list xml:id="list164453043317225" text:continue-numbering="true" text:style-name="L1">
        <text:list-header>
          <text:p text:style-name="P6"/>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ambria" svg:font-family="Cambria, Cambria" style:font-family-generic="swis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alibri"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20:36:07.496000000</meta:creation-date>
    <dc:date>2023-07-10T16:44:50.966000000</dc:date>
    <meta:editing-duration>P1DT1H37M54S</meta:editing-duration>
    <meta:editing-cycles>20</meta:editing-cycles>
    <meta:generator>LibreOffice/7.4.1.2$Windows_X86_64 LibreOffice_project/3c58a8f3a960df8bc8fd77b461821e42c061c5f0</meta:generator>
    <meta:document-statistic meta:table-count="0" meta:image-count="0" meta:object-count="0" meta:page-count="4" meta:paragraph-count="52" meta:word-count="1212" meta:character-count="7437" meta:non-whitespace-character-count="6235"/>
  </office:meta>
</office:document-meta>
</file>